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>
      <style:text-properties officeooo:rsid="0022e838" officeooo:paragraph-rsid="0040c469" style:language-asian="ja" style:country-asian="JP"/>
    </style:style>
    <style:style style:name="P3" style:family="paragraph" style:parent-style-name="Standard">
      <style:text-properties officeooo:rsid="002790b1" officeooo:paragraph-rsid="002790b1" style:language-asian="ja" style:country-asian="JP"/>
    </style:style>
    <style:style style:name="P4" style:family="paragraph" style:parent-style-name="Standard">
      <style:text-properties officeooo:rsid="002790b1" officeooo:paragraph-rsid="0040c469" style:language-asian="ja" style:country-asian="JP"/>
    </style:style>
    <style:style style:name="P5" style:family="paragraph" style:parent-style-name="Standard">
      <style:text-properties officeooo:rsid="002c66d1" officeooo:paragraph-rsid="002c66d1" style:language-asian="ja" style:country-asian="JP"/>
    </style:style>
    <style:style style:name="P6" style:family="paragraph" style:parent-style-name="Standard">
      <style:text-properties officeooo:rsid="002d4e45" officeooo:paragraph-rsid="002d4e45" style:language-asian="ja" style:country-asian="JP"/>
    </style:style>
    <style:style style:name="P7" style:family="paragraph" style:parent-style-name="Standard">
      <style:text-properties officeooo:rsid="002db878" officeooo:paragraph-rsid="002db878" style:language-asian="ja" style:country-asian="JP"/>
    </style:style>
    <style:style style:name="P8" style:family="paragraph" style:parent-style-name="Standard">
      <style:text-properties officeooo:rsid="003b72b3" officeooo:paragraph-rsid="003b72b3" style:language-asian="ja" style:country-asian="JP"/>
    </style:style>
    <style:style style:name="P9" style:family="paragraph" style:parent-style-name="Standard">
      <style:text-properties officeooo:rsid="002b3f8a" officeooo:paragraph-rsid="0040c469" style:language-asian="ja" style:country-asian="JP"/>
    </style:style>
    <style:style style:name="P10" style:family="paragraph" style:parent-style-name="Standard">
      <style:text-properties officeooo:rsid="00303897" officeooo:paragraph-rsid="0040c469" style:language-asian="ja" style:country-asian="JP"/>
    </style:style>
    <style:style style:name="P11" style:family="paragraph" style:parent-style-name="Standard">
      <style:text-properties officeooo:rsid="0031ef53" officeooo:paragraph-rsid="0040c469" style:language-asian="ja" style:country-asian="JP"/>
    </style:style>
    <style:style style:name="P12" style:family="paragraph" style:parent-style-name="Standard">
      <style:text-properties officeooo:rsid="00434d18" officeooo:paragraph-rsid="0040c469"/>
    </style:style>
    <style:style style:name="P13" style:family="paragraph" style:parent-style-name="Standard">
      <style:text-properties officeooo:rsid="00434d18" officeooo:paragraph-rsid="00434d18"/>
    </style:style>
    <style:style style:name="P14" style:family="paragraph" style:parent-style-name="Standard">
      <style:text-properties fo:language="de" fo:country="DE" officeooo:rsid="00434d18" officeooo:paragraph-rsid="00434d18"/>
    </style:style>
    <style:style style:name="P15" style:family="paragraph" style:parent-style-name="Standard" style:list-style-name="L1">
      <style:text-properties officeooo:rsid="0033f531" officeooo:paragraph-rsid="0033f531"/>
    </style:style>
    <style:style style:name="P16" style:family="paragraph" style:parent-style-name="Standard" style:list-style-name="L1">
      <style:text-properties officeooo:rsid="0037ac3e" officeooo:paragraph-rsid="0037ac3e"/>
    </style:style>
    <style:style style:name="P17" style:family="paragraph" style:parent-style-name="Standard" style:list-style-name="L1">
      <style:text-properties officeooo:rsid="003da8e3" officeooo:paragraph-rsid="003da8e3" style:language-asian="ja" style:country-asian="JP"/>
    </style:style>
    <style:style style:name="P18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19" style:family="paragraph" style:parent-style-name="Standard" style:list-style-name="L2">
      <style:text-properties officeooo:rsid="001d7de9" officeooo:paragraph-rsid="001d7de9" style:language-asian="ja" style:country-asian="JP"/>
    </style:style>
    <style:style style:name="P20" style:family="paragraph" style:parent-style-name="Standard" style:list-style-name="L5">
      <style:text-properties officeooo:rsid="001d7de9" officeooo:paragraph-rsid="0040c469" style:language-asian="ja" style:country-asian="JP"/>
    </style:style>
    <style:style style:name="P21" style:family="paragraph" style:parent-style-name="Standard" style:list-style-name="L2">
      <style:text-properties officeooo:rsid="001ea88f" officeooo:paragraph-rsid="001ea88f" style:language-asian="ja" style:country-asian="JP"/>
    </style:style>
    <style:style style:name="P22" style:family="paragraph" style:parent-style-name="Standard" style:list-style-name="L5">
      <style:text-properties officeooo:rsid="001ea88f" officeooo:paragraph-rsid="0040c469" style:language-asian="ja" style:country-asian="JP"/>
    </style:style>
    <style:style style:name="P23" style:family="paragraph" style:parent-style-name="Standard" style:list-style-name="L2">
      <style:text-properties officeooo:rsid="0022c048" officeooo:paragraph-rsid="0022c048" style:language-asian="ja" style:country-asian="JP"/>
    </style:style>
    <style:style style:name="P24" style:family="paragraph" style:parent-style-name="Standard" style:list-style-name="L5">
      <style:text-properties officeooo:rsid="0022c048" officeooo:paragraph-rsid="0040c469" style:language-asian="ja" style:country-asian="JP"/>
    </style:style>
    <style:style style:name="P25" style:family="paragraph" style:parent-style-name="Standard" style:list-style-name="L2">
      <style:text-properties officeooo:rsid="0022e838" officeooo:paragraph-rsid="0022e838" style:language-asian="ja" style:country-asian="JP"/>
    </style:style>
    <style:style style:name="P26" style:family="paragraph" style:parent-style-name="Standard" style:list-style-name="L5">
      <style:text-properties officeooo:rsid="0022e838" officeooo:paragraph-rsid="0040c469" style:language-asian="ja" style:country-asian="JP"/>
    </style:style>
    <style:style style:name="P27" style:family="paragraph" style:parent-style-name="Standard" style:list-style-name="L2">
      <style:text-properties officeooo:rsid="002790b1" officeooo:paragraph-rsid="002790b1" style:language-asian="ja" style:country-asian="JP"/>
    </style:style>
    <style:style style:name="P28" style:family="paragraph" style:parent-style-name="Standard" style:list-style-name="L5">
      <style:text-properties officeooo:rsid="002790b1" officeooo:paragraph-rsid="0040c469" style:language-asian="ja" style:country-asian="JP"/>
    </style:style>
    <style:style style:name="P29" style:family="paragraph" style:parent-style-name="Standard" style:list-style-name="L3">
      <style:text-properties officeooo:rsid="0037ca52" officeooo:paragraph-rsid="0037ca52" style:language-asian="ja" style:country-asian="JP"/>
    </style:style>
    <style:style style:name="P30" style:family="paragraph" style:parent-style-name="Standard" style:list-style-name="L3">
      <style:text-properties officeooo:rsid="002c66d1" officeooo:paragraph-rsid="002c66d1" style:language-asian="ja" style:country-asian="JP"/>
    </style:style>
    <style:style style:name="P31" style:family="paragraph" style:parent-style-name="Standard" style:list-style-name="L3">
      <style:text-properties officeooo:rsid="002d4e45" officeooo:paragraph-rsid="002d4e45" style:language-asian="ja" style:country-asian="JP"/>
    </style:style>
    <style:style style:name="P32" style:family="paragraph" style:parent-style-name="Standard" style:list-style-name="L4">
      <style:text-properties officeooo:rsid="002db878" officeooo:paragraph-rsid="002db878" style:language-asian="ja" style:country-asian="JP"/>
    </style:style>
    <style:style style:name="P33" style:family="paragraph" style:parent-style-name="Standard" style:list-style-name="L4">
      <style:text-properties officeooo:rsid="002e82df" officeooo:paragraph-rsid="002e82df" style:language-asian="ja" style:country-asian="JP"/>
    </style:style>
    <style:style style:name="P34" style:family="paragraph" style:parent-style-name="Standard" style:list-style-name="L4">
      <style:text-properties officeooo:rsid="002f3c27" officeooo:paragraph-rsid="002f3c27" style:language-asian="ja" style:country-asian="JP"/>
    </style:style>
    <style:style style:name="P35" style:family="paragraph" style:parent-style-name="Standard" style:list-style-name="L4">
      <style:text-properties officeooo:rsid="0039ae2f" officeooo:paragraph-rsid="0039ae2f" style:language-asian="ja" style:country-asian="JP"/>
    </style:style>
    <style:style style:name="P36" style:family="paragraph" style:parent-style-name="Standard" style:list-style-name="L4">
      <style:text-properties officeooo:rsid="003b72b3" officeooo:paragraph-rsid="003b72b3" style:language-asian="ja" style:country-asian="JP"/>
    </style:style>
    <style:style style:name="P37" style:family="paragraph" style:parent-style-name="Standard" style:list-style-name="L5">
      <style:text-properties officeooo:rsid="002b3f8a" officeooo:paragraph-rsid="0040c469" style:language-asian="ja" style:country-asian="JP"/>
    </style:style>
    <style:style style:name="P38" style:family="paragraph" style:parent-style-name="Standard" style:list-style-name="L5">
      <style:text-properties officeooo:rsid="002f0d09" officeooo:paragraph-rsid="0040c469" style:language-asian="ja" style:country-asian="JP"/>
    </style:style>
    <style:style style:name="P39" style:family="paragraph" style:parent-style-name="Standard" style:list-style-name="L5">
      <style:text-properties officeooo:rsid="00303897" officeooo:paragraph-rsid="0040c469" style:language-asian="ja" style:country-asian="JP"/>
    </style:style>
    <style:style style:name="P40" style:family="paragraph" style:parent-style-name="Standard" style:list-style-name="L5">
      <style:text-properties officeooo:rsid="0031ef53" officeooo:paragraph-rsid="0040c469" style:language-asian="ja" style:country-asian="JP"/>
    </style:style>
    <style:style style:name="P41" style:family="paragraph" style:parent-style-name="Standard" style:list-style-name="WWNum1">
      <style:paragraph-properties fo:text-align="start" style:justify-single-word="false"/>
      <style:text-properties style:use-window-font-color="true" loext:opacity="0%"/>
    </style:style>
    <style:style style:name="P42" style:family="paragraph" style:parent-style-name="Standard" style:list-style-name="WWNum1">
      <style:paragraph-properties fo:text-align="start" style:justify-single-word="false"/>
      <style:text-properties style:use-window-font-color="true" loext:opacity="0%" officeooo:rsid="00434d18" officeooo:paragraph-rsid="00434d18"/>
    </style:style>
    <style:style style:name="P43" style:family="paragraph" style:parent-style-name="Standard" style:list-style-name="WWNum1">
      <style:text-properties style:use-window-font-color="true" loext:opacity="0%" fo:language="en" fo:country="US" officeooo:rsid="0031ef53" officeooo:paragraph-rsid="0040c469" style:language-asian="ja" style:country-asian="JP"/>
    </style:style>
    <style:style style:name="P44" style:family="paragraph" style:parent-style-name="Standard" style:list-style-name="WWNum1">
      <style:text-properties style:use-window-font-color="true" loext:opacity="0%" fo:language="en" fo:country="US" officeooo:rsid="00434d18" officeooo:paragraph-rsid="00434d18" style:language-asian="ja" style:country-asian="JP"/>
    </style:style>
    <style:style style:name="P45" style:family="paragraph" style:parent-style-name="Standard">
      <style:paragraph-properties fo:break-before="page"/>
      <style:text-properties style:use-window-font-color="true" loext:opacity="0%" fo:language="en" fo:country="US" officeooo:rsid="00434d18" officeooo:paragraph-rsid="00434d18" style:language-asian="ja" style:country-asian="JP"/>
    </style:style>
    <style:style style:name="P46" style:family="paragraph" style:parent-style-name="Standard">
      <style:text-properties style:use-window-font-color="true" loext:opacity="0%" fo:language="en" fo:country="US" officeooo:rsid="00434d18" officeooo:paragraph-rsid="00434d18" style:language-asian="ja" style:country-asian="JP"/>
    </style:style>
    <style:style style:name="P47" style:family="paragraph" style:parent-style-name="Standard" style:list-style-name="WWNum1">
      <style:text-properties style:use-window-font-color="true" loext:opacity="0%" fo:language="en" fo:country="US" officeooo:rsid="0046ab8a" officeooo:paragraph-rsid="0046ab8a" style:language-asian="ja" style:country-asian="JP"/>
    </style:style>
    <style:style style:name="P48" style:family="paragraph" style:parent-style-name="Standard" style:list-style-name="WWNum1">
      <style:text-properties style:use-window-font-color="true" loext:opacity="0%" fo:language="de" fo:country="DE" officeooo:rsid="00434d18" officeooo:paragraph-rsid="00434d18" style:language-asian="ja" style:country-asian="JP"/>
    </style:style>
    <style:style style:name="P49" style:family="paragraph" style:parent-style-name="Standard" style:list-style-name="WWNum1">
      <style:text-properties officeooo:rsid="00434d18" officeooo:paragraph-rsid="00434d18"/>
    </style:style>
    <style:style style:name="P50" style:family="paragraph" style:parent-style-name="Standard" style:list-style-name="WWNum1">
      <style:text-properties fo:language="de" fo:country="DE" officeooo:rsid="00434d18" officeooo:paragraph-rsid="00434d18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517f6" style:language-asian="ja" style:country-asian="JP"/>
    </style:style>
    <style:style style:name="T3" style:family="text">
      <style:text-properties officeooo:rsid="0035e439" style:language-asian="ja" style:country-asian="JP"/>
    </style:style>
    <style:style style:name="T4" style:family="text">
      <style:text-properties officeooo:rsid="003c04c2"/>
    </style:style>
    <style:style style:name="T5" style:family="text">
      <style:text-properties officeooo:rsid="003c8da2"/>
    </style:style>
    <style:style style:name="T6" style:family="text">
      <style:text-properties officeooo:rsid="003da8e3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fo:language="en" fo:country="US" style:language-asian="ja" style:country-asian="JP"/>
    </style:style>
    <style:style style:name="T11" style:family="text">
      <style:text-properties style:use-window-font-color="true" loext:opacity="0%" fo:language="en" fo:country="US" officeooo:rsid="0031ef53" style:language-asian="ja" style:country-asian="JP"/>
    </style:style>
    <style:style style:name="T12" style:family="text">
      <style:text-properties style:use-window-font-color="true" loext:opacity="0%" fo:language="en" fo:country="US" officeooo:rsid="004451c4" style:language-asian="ja" style:country-asian="JP"/>
    </style:style>
    <style:style style:name="T13" style:family="text">
      <style:text-properties style:use-window-font-color="true" loext:opacity="0%" style:language-asian="ja" style:country-asian="J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5"><text:span text:style-name="T2">b</text:span><text:span text:style-name="T1">fxr for sound </text:span><text:span text:style-name="T3">creation</text:span></text:p>
        </text:list-item>
        <text:list-item>
          <text:p text:style-name="P16"><text:span text:style-name="T3">o</text:span><text:span text:style-name="T1">pengameart.org</text:span></text:p>
        </text:list-item>
        <text:list-item>
          <text:p text:style-name="P17">gdcvault for game ideas / inspiration</text:p>
        </text:list-item>
        <text:list-item>
          <text:p text:style-name="P18">don’t work on same scene simultaniously</text:p>
        </text:list-item>
      </text:list>
      <text:list text:style-name="L2">
        <text:list-item>
          <text:p text:style-name="P19">this war of mine, human resources etc. like games</text:p>
        </text:list-item>
        <text:list-item>
          <text:p text:style-name="P19">overexaggerate game idea</text:p>
        </text:list-item>
        <text:list-item>
          <text:p text:style-name="P19">assets holen, muss nicht selber machen, mit credits</text:p>
        </text:list-item>
        <text:list-item>
          <text:p text:style-name="P19">webgl build da in browser app game</text:p>
        </text:list-item>
        <text:list-item>
          <text:p text:style-name="P19">bis zum pitch prototype haben mit story und zb 3 cubes mit animation</text:p>
        </text:list-item>
        <text:list-item>
          <text:p text:style-name="P19">konzeptdokument: das wichtigste drin</text:p>
        </text:list-item>
        <text:list-item>
          <text:p text:style-name="P19">progress auf miro</text:p>
        </text:list-item>
        <text:list-item>
          <text:p text:style-name="P19">code, game art, gamedesign</text:p>
        </text:list-item>
        <text:list-item>
          <text:p text:style-name="P21">vietnam war</text:p>
        </text:list-item>
        <text:list-item>
          <text:p text:style-name="P21">newcomer soldier gets introduces in daily life</text:p>
        </text:list-item>
        <text:list-item>
          <text:p text:style-name="P21">bunkers: cave dungeon</text:p>
        </text:list-item>
        <text:list-item>
          <text:p text:style-name="P23">beginning tell about setting, now comes story about soldier…</text:p>
        </text:list-item>
        <text:list-item>
          <text:p text:style-name="P25">visual novel with combat (うたわれるもの)</text:p>
        </text:list-item>
      </text:list>
      <text:p text:style-name="P1"/>
      <text:list text:continue-numbering="true" text:style-name="L2">
        <text:list-item>
          <text:p text:style-name="P27">verstorbener Vater NPC stellt philosophische Fragen</text:p>
        </text:list-item>
        <text:list-item>
          <text:p text:style-name="P27">depending on weight you can go different ways</text:p>
        </text:list-item>
      </text:list>
      <text:p text:style-name="P3"/>
      <text:p text:style-name="P5">pitch</text:p>
      <text:list text:style-name="L3">
        <text:list-item>
          <text:p text:style-name="P29">das haben wir vor, das wollen wir so machen etc.</text:p>
        </text:list-item>
        <text:list-item>
          <text:p text:style-name="P30">story</text:p>
        </text:list-item>
        <text:list-item>
          <text:p text:style-name="P30">was ist der kern, die kernmechanik</text:p>
        </text:list-item>
        <text:list-item>
          <text:p text:style-name="P30">es geht um selbstkritik deswegen gibt es essen</text:p>
        </text:list-item>
        <text:list-item>
          <text:p text:style-name="P30">frame kann man als presentation nutzen</text:p>
        </text:list-item>
        <text:list-item>
          <text:p text:style-name="P30">oben speichern als doc / pdf</text:p>
        </text:list-item>
        <text:list-item>
          <text:p text:style-name="P31">wenn ein spielbares game drin ist wäre geil</text:p>
        </text:list-item>
      </text:list>
      <text:p text:style-name="P6"/>
      <text:p text:style-name="P7">produktionsart SCRUM</text:p>
      <text:list text:style-name="L4">
        <text:list-item>
          <text:p text:style-name="P32">scrum master passt auf dass jeder deren zeug ausfuellt</text:p>
        </text:list-item>
        <text:list-item>
          <text:p text:style-name="P32">montag</text:p>
        </text:list-item>
        <text:list-item>
          <text:p text:style-name="P32">donnerstag stand up</text:p>
        </text:list-item>
        <text:list-item>
          <text:p text:style-name="P33">character controller, vfx, sound</text:p>
        </text:list-item>
        <text:list-item>
          <text:p text:style-name="P33">was hat man davor geschafft</text:p>
        </text:list-item>
        <text:list-item>
          <text:p text:style-name="P33">nur halter char controller, kein vfx sound</text:p>
        </text:list-item>
        <text:list-item>
          <text:p text:style-name="P33">immer wochenziele machen</text:p>
        </text:list-item>
        <text:list-item>
          <text:p text:style-name="P33">produktionsplan beispiel 1 nicht 2</text:p>
        </text:list-item>
        <text:list-item>
          <text:p text:style-name="P34">pair programming, pair designing: zsm am selben pc machen zb leveldesign &amp; mechanik</text:p>
        </text:list-item>
        <text:list-item>
          <text:p text:style-name="P35">asset list <text:span text:style-name="T4">for a month, </text:span><text:span text:style-name="T6">was man zeichnet; programmiert etc.</text:span><text:span text:style-name="T4"> </text:span>(miro) https://docs.google.com/spreadsheets/d/1xhBtN4rykaZ495_bmj3Meg9mUNr6IDKw/edit#gid=1528014447</text:p>
        </text:list-item>
        <text:list-item>
          <text:p text:style-name="P36">bürokrati<text:span text:style-name="T5">sche ausarbeitung</text:span></text:p>
        </text:list-item>
      </text:list>
      <text:p text:style-name="P8"/>
      <text:list text:style-name="L5">
        <text:list-item>
          <text:p text:style-name="P20">don’t work on same scene simultaniously</text:p>
        </text:list-item>
        <text:list-item>
          <text:p text:style-name="P20">this war of mine, human resources etc. like games</text:p>
        </text:list-item>
        <text:list-item>
          <text:p text:style-name="P20">overexaggerate game idea</text:p>
        </text:list-item>
        <text:list-item>
          <text:p text:style-name="P20">assets holen, muss nicht selber machen, mit credits</text:p>
        </text:list-item>
        <text:list-item>
          <text:p text:style-name="P20">webgl build da in browser app game</text:p>
        </text:list-item>
        <text:list-item>
          <text:p text:style-name="P20">bis zum pitch prototype haben mit story und zb 3 cubes mit animation</text:p>
        </text:list-item>
        <text:list-item>
          <text:p text:style-name="P20">konzeptdokument: das wichtigste drin</text:p>
        </text:list-item>
        <text:list-item>
          <text:p text:style-name="P20"><text:soft-page-break/>progress auf miro</text:p>
        </text:list-item>
        <text:list-item>
          <text:p text:style-name="P20">code, game art, gamedesign</text:p>
        </text:list-item>
        <text:list-item>
          <text:p text:style-name="P22">vietnam war</text:p>
        </text:list-item>
        <text:list-item>
          <text:p text:style-name="P22">newcomer soldier gets introduces in daily life</text:p>
        </text:list-item>
        <text:list-item>
          <text:p text:style-name="P22">bunkers: cave dungeon</text:p>
        </text:list-item>
        <text:list-item>
          <text:p text:style-name="P24">beginning tell about setting, now comes story about soldier…</text:p>
        </text:list-item>
        <text:list-item>
          <text:p text:style-name="P26">visual novel with combat (うたわれるもの)</text:p>
        </text:list-item>
      </text:list>
      <text:p text:style-name="P2"/>
      <text:list text:continue-numbering="true" text:style-name="L5">
        <text:list-item>
          <text:p text:style-name="P28">verstorbener Vater NPC stellt philosophische Fragen</text:p>
        </text:list-item>
        <text:list-item>
          <text:p text:style-name="P28">depending on weight you can go different ways</text:p>
        </text:list-item>
      </text:list>
      <text:p text:style-name="P4"/>
      <text:list text:continue-numbering="true" text:style-name="L5">
        <text:list-item>
          <text:p text:style-name="P37">abgewiesen von der welt</text:p>
        </text:list-item>
        <text:list-item>
          <text:p text:style-name="P37">wird immer ungluecklicher im spiegel, esssituation</text:p>
        </text:list-item>
        <text:list-item>
          <text:p text:style-name="P37">traum vom vater, will sein koerper veraendern</text:p>
        </text:list-item>
        <text:list-item>
          <text:p text:style-name="P37">was man essen will, sport etc. </text:p>
        </text:list-item>
        <text:list-item>
          <text:p text:style-name="P37">man wird duenner, mehr kontakt aufnehmen</text:p>
        </text:list-item>
      </text:list>
      <text:p text:style-name="P9"/>
      <text:list text:continue-numbering="true" text:style-name="L5">
        <text:list-item>
          <text:p text:style-name="P37">richtige freunde die ihn trotz seines gewichts moegen</text:p>
        </text:list-item>
        <text:list-item>
          <text:p text:style-name="P37">fremde die das auch mal durcherlebt haben</text:p>
        </text:list-item>
      </text:list>
      <text:p text:style-name="P9"/>
      <text:list text:continue-numbering="true" text:style-name="L5">
        <text:list-item>
          <text:p text:style-name="P38">riesiges thema, muss man richtig anwenden</text:p>
        </text:list-item>
        <text:list-item>
          <text:p text:style-name="P39">escapism</text:p>
        </text:list-item>
        <text:list-item>
          <text:p text:style-name="P39">dissoziation von der realitaet entgriffen sein</text:p>
        </text:list-item>
        <text:list-item>
          <text:p text:style-name="P39">sicht der realitaet verlieren, ist das meine hand?</text:p>
        </text:list-item>
      </text:list>
      <text:p text:style-name="P10"/>
      <text:list text:continue-numbering="true" text:style-name="L5">
        <text:list-item>
          <text:p text:style-name="P39">2d adventure mutter depressiv</text:p>
        </text:list-item>
        <text:list-item>
          <text:p text:style-name="P40">es muss die experience sein</text:p>
        </text:list-item>
      </text:list>
      <text:p text:style-name="P11"/>
      <text:list text:style-name="WWNum1">
        <text:list-item>
          <text:p text:style-name="P41" loext:marker-style-name="T7">child: free movement through the city</text:p>
        </text:list-item>
        <text:list-item>
          <text:p text:style-name="P42" loext:marker-style-name="T7">don’t get through the door</text:p>
        </text:list-item>
        <text:list-item>
          <text:p text:style-name="P41" loext:marker-style-name="T7">once reaching <text:span text:style-name="T9">gate, gets taken away from soldiers</text:span></text:p>
        </text:list-item>
        <text:list-item>
          <text:p text:style-name="P41" loext:marker-style-name="T8"><text:span text:style-name="T9">working in coal mine</text:span><text:span text:style-name="T9"/></text:p>
        </text:list-item>
        <text:list-item>
          <text:p text:style-name="P41" loext:marker-style-name="T7">walk back home</text:p>
        </text:list-item>
        <text:list-item>
          <text:p text:style-name="P41" loext:marker-style-name="T7">forest scenario: <text:span text:style-name="T9">best friend starts waldbrand</text:span></text:p>
        </text:list-item>
        <text:list-item>
          <text:p text:style-name="P43">counter attack: fight for freedom</text:p>
        </text:list-item>
      </text:list>
      <text:p text:style-name="P12"><text:span text:style-name="T11"/></text:p>
      <text:list text:continue-numbering="true" text:style-name="WWNum1">
        <text:list-item>
          <text:p text:style-name="P49"><text:span text:style-name="T10">2 groups </text:span><text:span text:style-name="T11">c</text:span><text:span text:style-name="T10">haracters</text:span></text:p>
        </text:list-item>
        <text:list-item>
          <text:p text:style-name="P44">axt</text:p>
        </text:list-item>
        <text:list-item>
          <text:p text:style-name="P44">hacke</text:p>
        </text:list-item>
        <text:list-item>
          <text:p text:style-name="P44">waffen schwerter</text:p>
        </text:list-item>
      </text:list>
      <text:p text:style-name="P13"><text:span text:style-name="T10"/></text:p>
      <text:p text:style-name="P45">Childhood scenario full freedom</text:p>
      <text:list text:continue-numbering="true" text:style-name="WWNum1">
        <text:list-item>
          <text:p text:style-name="P48">kind: aufstehen, essen, mit anderen kindern draußen spielen</text:p>
        </text:list-item>
        <text:list-item>
          <text:p text:style-name="P48">nicht außerhalb der stadt gehen, wächter überwachen den ausgang</text:p>
        </text:list-item>
        <text:list-item>
          <text:p text:style-name="P48">bombardiert, kleine mauer offen und kinder laufen durch</text:p>
        </text:list-item>
        <text:list-item>
          <text:p text:style-name="P44">kinder verlaufen und werden weggenommen</text:p>
        </text:list-item>
        <text:list-item>
          <text:p text:style-name="P50"><text:span text:style-name="T10">kinder laufen zum transporter, kein </text:span><text:span text:style-name="T13">zurück mehr</text:span></text:p>
        </text:list-item>
      </text:list>
      <text:p text:style-name="P14"><text:span text:style-name="T10"/></text:p>
      <text:p text:style-name="P46">Forest scenario</text:p>
      <text:list text:continue-numbering="true" text:style-name="WWNum1">
        <text:list-item>
          <text:p text:style-name="P44">mine minerals</text:p>
        </text:list-item>
        <text:list-item>
          <text:p text:style-name="P44">warnungen, deine letzte warnung sonst rip</text:p>
        </text:list-item>
        <text:list-item>
          <text:p text:style-name="P44">walk back to camp</text:p>
        </text:list-item>
        <text:list-item>
          <text:p text:style-name="P47">night time, escape plan</text:p>
        </text:list-item>
        <text:list-item>
          <text:p text:style-name="P44">escape route in the night</text:p>
        </text:list-item>
        <text:list-item>
          <text:p text:style-name="P50"><text:span text:style-name="T10">soldiers blend with light </text:span><text:span text:style-name="T12">stealth mission</text:span></text:p>
        </text:list-item>
        <text:list-item>
          <text:p text:style-name="P44">boss oppressed die soldaten</text:p>
        </text:list-item>
        <text:list-item>
          <text:p text:style-name="P50"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40M10S</meta:editing-duration>
    <meta:editing-cycles>34</meta:editing-cycles>
    <meta:generator>LibreOffice/7.6.2.1$Windows_X86_64 LibreOffice_project/56f7684011345957bbf33a7ee678afaf4d2ba333</meta:generator>
    <dc:date>2023-11-17T14:10:36.778000000</dc:date>
    <meta:document-statistic meta:table-count="0" meta:image-count="0" meta:object-count="0" meta:page-count="3" meta:paragraph-count="94" meta:word-count="615" meta:character-count="3409" meta:non-whitespace-character-count="2992"/>
  </office:meta>
</office:document-meta>
</file>